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4pt" officeooo:rsid="00079d71" officeooo:paragraph-rsid="006dfa96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Liberation Serif" fo:font-size="14pt" fo:font-weight="bold" officeooo:rsid="00079d71" officeooo:paragraph-rsid="006dfa96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2pt" officeooo:rsid="0003ab35" officeooo:paragraph-rsid="006dfa96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61c80" officeooo:paragraph-rsid="006dfa9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6ed25" officeooo:paragraph-rsid="006dfa96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6dfa96" style:font-size-asian="12pt" style:font-size-complex="12pt"/>
    </style:style>
    <style:style style:name="P10" style:family="paragraph" style:parent-style-name="Standard">
      <style:text-properties style:font-name="Liberation Serif" fo:font-size="12pt" fo:font-weight="bold" officeooo:rsid="0006ed25" officeooo:paragraph-rsid="006dfa9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03ab35" officeooo:paragraph-rsid="006dfa9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style="normal" fo:font-weight="bold" officeooo:rsid="006dfa96" officeooo:paragraph-rsid="006dfa96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Liberation Serif" fo:font-size="12pt" fo:font-style="normal" officeooo:rsid="006dfa96" officeooo:paragraph-rsid="006dfa96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erif" fo:font-size="12pt" fo:font-style="normal" officeooo:rsid="0006ed25" officeooo:paragraph-rsid="006dfa96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Liberation Serif" fo:font-size="12pt" fo:font-style="normal" officeooo:rsid="0006ed25" officeooo:paragraph-rsid="006f8475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Liberation Serif" fo:font-size="12pt" fo:font-style="normal" officeooo:rsid="00087a04" officeooo:paragraph-rsid="006dfa96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Liberation Serif" fo:font-size="12pt" fo:font-style="normal" officeooo:rsid="00079d71" officeooo:paragraph-rsid="006dfa96" style:font-size-asian="12pt" style:font-style-asian="normal" style:font-size-complex="12pt" style:font-style-complex="normal"/>
    </style:style>
    <style:style style:name="P18" style:family="paragraph" style:parent-style-name="Standard">
      <style:text-properties style:font-name="Liberation Serif" fo:font-size="12pt" fo:font-style="normal" officeooo:rsid="00079d71" officeooo:paragraph-rsid="006f8475" style:font-size-asian="12pt" style:font-style-asian="normal" style:font-size-complex="12pt" style:font-style-complex="normal"/>
    </style:style>
    <style:style style:name="P19" style:family="paragraph" style:parent-style-name="Standard">
      <style:text-properties style:font-name="Liberation Serif" fo:font-size="12pt" fo:font-style="normal" fo:font-weight="normal" officeooo:rsid="0006ed25" officeooo:paragraph-rsid="006dfa9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0pt" fo:font-style="normal" fo:font-weight="normal" officeooo:rsid="0006ed25" officeooo:paragraph-rsid="006dfa96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05388" style:font-size-asian="10pt" style:font-size-complex="10pt"/>
    </style:style>
    <style:style style:name="P22" style:family="paragraph" style:parent-style-name="Standard">
      <style:text-properties fo:color="#ff0000" loext:opacity="100%" style:font-name="Liberation Serif" fo:font-size="12pt" fo:font-style="normal" officeooo:rsid="00079d71" officeooo:paragraph-rsid="006dfa96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text-properties style:font-name="Liberation Serif" fo:font-size="12pt" officeooo:rsid="0006ed25" officeooo:paragraph-rsid="006dfa96" style:font-size-asian="12pt" style:font-size-complex="12pt"/>
    </style:style>
    <style:style style:name="P24" style:family="paragraph" style:parent-style-name="Standard" style:list-style-name="L1">
      <style:text-properties style:font-name="Liberation Serif" fo:font-size="12pt" officeooo:rsid="006dfa96" officeooo:paragraph-rsid="006dfa96" style:font-size-asian="12pt" style:font-size-complex="12pt"/>
    </style:style>
    <style:style style:name="P25" style:family="paragraph" style:parent-style-name="Standard" style:list-style-name="L1">
      <style:text-properties style:font-name="Liberation Serif" fo:font-size="12pt" officeooo:rsid="00087a04" officeooo:paragraph-rsid="006dfa96" style:font-size-asian="12pt" style:font-size-complex="12pt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a96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1c80" style:font-weight-asian="bold" style:font-weight-complex="bold"/>
    </style:style>
    <style:style style:name="T5" style:family="text">
      <style:text-properties officeooo:rsid="00079d71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079d7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6ed25" style:font-style-asian="normal" style:font-style-complex="normal"/>
    </style:style>
    <style:style style:name="T10" style:family="text">
      <style:text-properties fo:font-style="normal" officeooo:rsid="00079d71" style:font-style-asian="normal" style:font-style-complex="normal"/>
    </style:style>
    <style:style style:name="T11" style:family="text">
      <style:text-properties fo:font-style="normal" officeooo:rsid="0008c244" style:font-style-asian="normal" style:font-style-complex="normal"/>
    </style:style>
    <style:style style:name="T12" style:family="text">
      <style:text-properties fo:font-style="normal" officeooo:rsid="006dfa96" style:font-style-asian="normal" style:font-style-complex="normal"/>
    </style:style>
    <style:style style:name="T13" style:family="text">
      <style:text-properties fo:font-style="normal" officeooo:rsid="006f8475" style:font-style-asian="normal" style:font-style-complex="normal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0724563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79d71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6dfa96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1" style:family="text">
      <style:text-properties officeooo:rsid="006f8475"/>
    </style:style>
    <style:style style:name="T22" style:family="text">
      <style:text-properties officeooo:rsid="0070538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Aufgabe 2 – </text:span><text:span text:style-name="T4">Labyrinth</text:span></text:p>
      <text:p text:style-name="P6"/>
      <text:p text:style-name="P10">Algorithmus</text:p>
      <text:p text:style-name="P7"/>
      <text:list xml:id="list1855280925" text:style-name="L1">
        <text:list-item>
          <text:p text:style-name="P23">Lege eine Reihenfolge fest, nach der du dich bei jeder Abzweigung entscheidest:<text:line-break/><text:span text:style-name="T8">1. geradeaus (G) <text:s/>2. links (L) <text:s/>3. rechts (R)</text:span></text:p>
        </text:list-item>
      </text:list>
      <text:p text:style-name="P9"/>
      <text:list xml:id="list203260302460735" text:continue-numbering="true" text:style-name="L1">
        <text:list-item>
          <text:p text:style-name="P23">Gehe bis zur nächsten Abzweigung, d.h eine Stelle, wo du mehr als eine Möglichkeit hast.<text:line-break/>Entscheide dich nach der Reihenfolge <text:span text:style-name="T1">(siehe</text:span> 1.<text:span text:style-name="T1">)</text:span> für eine der Möglichkeiten.</text:p>
          <text:p text:style-name="P23">Gehe weiter <text:span text:style-name="T1">zur nächsten Abzweigung, entscheide wieder nach der Reihenfolge, usw.</text:span></text:p>
        </text:list-item>
      </text:list>
      <text:p text:style-name="P8"/>
      <text:list xml:id="list203262006337063" text:continue-numbering="true" text:style-name="L1">
        <text:list-item>
          <text:p text:style-name="P23">Wenn du in eine Sackgasse gerätst, gehe zurück zur letzten Abzweigung <text:span text:style-name="T1">und probiere die nächste Möglichkeit laut Reihenfolge.<text:line-break/>F</text:span>alls du dort schon alle Möglichkeiten probiert hast, gehe noch weiter zurück, bis zu einer Abzweigung, wo du noch nicht alle Möglichkeiten ausprobiert hast.</text:p>
        </text:list-item>
      </text:list>
      <text:p text:style-name="P8"/>
      <text:list xml:id="list203261888828294" text:continue-numbering="true" text:style-name="L1">
        <text:list-item>
          <text:p text:style-name="P24">Der Algorithmus endet, wenn entweder der Ausgang gefunden wird, oder man zurück zur ersten Abzweigung gehen muss und dort keine Möglichkeit mehr übrig ist.<text:line-break/>In diesem Fall gibt es keinen Ausgang.</text:p>
        </text:list-item>
      </text:list>
      <text:p text:style-name="P8"/>
      <text:p text:style-name="P12">Durchführung mit Stack</text:p>
      <text:p text:style-name="P13"/>
      <text:p text:style-name="P14">(leer)</text:p>
      <text:p text:style-name="P14">G</text:p>
      <text:p text:style-name="P14">G – G</text:p>
      <text:p text:style-name="P14">G </text:p>
      <text:p text:style-name="P14">G – L</text:p>
      <text:p text:style-name="P14">(leer)</text:p>
      <text:p text:style-name="P14">L </text:p>
      <text:p text:style-name="P14">L – G </text:p>
      <text:p text:style-name="P14">L – G – L</text:p>
      <text:p text:style-name="P14">L – G </text:p>
      <text:p text:style-name="P14">L – G – R</text:p>
      <text:p text:style-name="P14">L – G – R – L</text:p>
      <text:p text:style-name="P14">L – G – R – L – G</text:p>
      <text:p text:style-name="P14">L – G – R – L</text:p>
      <text:p text:style-name="P14">L – G – R – L – R</text:p>
      <text:p text:style-name="P14">L – G – R</text:p>
      <text:p text:style-name="P14">L – G – R – R </text:p>
      <text:p text:style-name="P14">L – G – R – R – G</text:p>
      <text:p text:style-name="P14">L – G – R – R – G – L</text:p>
      <text:p text:style-name="P14">L – G – R – R – G</text:p>
      <text:p text:style-name="P14">L – G – R – R – G – R</text:p>
      <text:p text:style-name="P14">L – G – R – R</text:p>
      <text:p text:style-name="P14">L – G – R – R – R <text:s/>→<text:span text:style-name="T22"> <text:s/></text:span>Ausgang gefunden</text:p>
      <text:p text:style-name="P14"/>
      <text:p text:style-name="P6"/>
      <text:p text:style-name="P11"/>
      <text:p text:style-name="P5">Aufgabe 3 – <text:span text:style-name="T1">Vier</text:span>-Farben-Problem</text:p>
      <text:p text:style-name="P6"/>
      <text:p text:style-name="P10">Algorithmus</text:p>
      <text:p text:style-name="P7"/>
      <text:list xml:id="list203261960352914" text:continue-list="list203261888828294" text:style-name="L1">
        <text:list-item text:start-value="1">
          <text:p text:style-name="P25">Lege eine Reihenfolge fest, nach der die Farben ausgewählt werden:<text:line-break/><text:span text:style-name="T9">1. </text:span><text:span text:style-name="T17">R</text:span><text:span text:style-name="T10">ot, 2. </text:span><text:span text:style-name="T17">G</text:span><text:span text:style-name="T10">elb, 3. </text:span><text:span text:style-name="T17">B</text:span><text:span text:style-name="T10">lau, </text:span><text:span text:style-name="T8">4</text:span><text:span text:style-name="T10">. </text:span><text:span text:style-name="T18">T</text:span><text:span text:style-name="T12">ürkis</text:span><text:span text:style-name="T8"><text:line-break/>Lege außerdem eine Reihenfolge der Länder fest (nummeriere sie einfach durch).</text:span></text:p>
        </text:list-item>
      </text:list>
      <text:p text:style-name="P16"/>
      <text:list xml:id="list203261206199679" text:continue-numbering="true" text:style-name="L1">
        <text:list-item>
          <text:p text:style-name="P25"><text:span text:style-name="T10">B</text:span><text:span text:style-name="T8">eginne mit dem ersten Land, </text:span><text:span text:style-name="T12">dann gehe zum zweiten usw. Für jedes Land </text:span><text:span text:style-name="T13">wähle nach</text:span><text:span text:style-name="T12"> der Reihenfolge </text:span><text:span text:style-name="T13">von</text:span><text:span text:style-name="T12"> 1. </text:span><text:span text:style-name="T13">die erste Farbe, </text:span><text:span text:style-name="T12">die passt (also die kein angrenzendes Land hat).</text:span></text:p>
        </text:list-item>
      </text:list>
      <text:p text:style-name="P16"/>
      <text:list xml:id="list203260746038780" text:continue-numbering="true" text:style-name="L1">
        <text:list-item>
          <text:p text:style-name="P25"><text:span text:style-name="T8">Falls für ein Land keine Farbe </text:span><text:span text:style-name="T12">gewählt werden kann</text:span><text:span text:style-name="T8">, gehe zurück zum vorigen Land und wähle für dieses Land die nächste Farbe </text:span><text:span text:style-name="T12">und gehe wieder weiter.<text:line-break/></text:span><text:span text:style-name="T8">Falls für </text:span><text:span text:style-name="T11">das vorige </text:span><text:span text:style-name="T8">Land auch keine Farbe mehr </text:span><text:span text:style-name="T11">gewählt werden kann</text:span><text:span text:style-name="T8">, gehe weiter zurück.</text:span></text:p>
        </text:list-item>
      </text:list>
      <text:p text:style-name="P16"/>
      <text:list xml:id="list203261574686686" text:continue-numbering="true" text:style-name="L1">
        <text:list-item>
          <text:p text:style-name="P25"><text:span text:style-name="T8">Der Algorithmus endet, wenn <text:line-break/></text:span><text:span text:style-name="T11">(a) <text:s text:c="2"/>das letzte Land eingefärbt werden kann<text:line-break/> <text:s text:c="6"/>d.h. alle Länder sind eingefärbt, und kein Land hat die Farbe eines Nachbarlandes<text:line-break/>(b) <text:s text:c="2"/>der Algorithmus zum ersten Land zurückgehen muss (für das erste macht es keinen<text:line-break/> <text:s text:c="6"/>Unterschied, welche Farbe es hat</text:span><text:span text:style-name="T13">)</text:span><text:span text:style-name="T11"><text:line-break/> <text:s text:c="6"/></text:span><text:span text:style-name="T12">In diesem Fall </text:span><text:span text:style-name="T11">gibt </text:span><text:span text:style-name="T12">es </text:span><text:span text:style-name="T11">keine Möglichkeit, alle Länder einzufärben.</text:span></text:p>
        </text:list-item>
      </text:list>
      <text:p text:style-name="P14"/>
      <text:p text:style-name="P12">Durchführen mit Stack</text:p>
      <text:p text:style-name="P14"/>
      <table:table table:name="Tabelle2" table:style-name="Tabelle2">
        <table:table-column table:style-name="Tabelle2.A"/>
        <table:table-column table:style-name="Tabelle2.B"/>
        <table:table-row table:style-name="TableLine1655471363248">
          <table:table-cell table:style-name="Tabelle2.A1" office:value-type="string">
            <text:p text:style-name="P15">(leer)</text:p>
            <text:p text:style-name="P18">R</text:p>
            <text:p text:style-name="P15"><text:span text:style-name="T5">R</text:span> – <text:span text:style-name="T7">R</text:span></text:p>
            <text:p text:style-name="P18">R – G</text:p>
            <text:p text:style-name="P18">R – G – <text:span text:style-name="T6">R</text:span></text:p>
            <text:p text:style-name="P18">R – G – G</text:p>
            <text:p text:style-name="P18">R – G – G – <text:span text:style-name="T6">R</text:span> </text:p>
            <text:p text:style-name="P18">R – G – G – <text:span text:style-name="T6">G</text:span> </text:p>
            <text:p text:style-name="P18">R – G – G – B</text:p>
            <text:p text:style-name="P18">R – G – G – B – <text:span text:style-name="T6">R</text:span> </text:p>
            <text:p text:style-name="P18">R – G – G – B – <text:span text:style-name="T6">G</text:span> </text:p>
            <text:p text:style-name="P18">R – G – G – B – <text:span text:style-name="T6">B</text:span> </text:p>
            <text:p text:style-name="P18">R – G – G – B – T</text:p>
            <text:p text:style-name="P18">R – G – G – B – T – <text:span text:style-name="T6">R</text:span> </text:p>
            <text:p text:style-name="P18">R – G – G – B – T – <text:span text:style-name="T6">G</text:span> </text:p>
            <text:p text:style-name="P18">R – G – G – B – T – <text:span text:style-name="T6">B</text:span> </text:p>
            <text:p text:style-name="P18">R – G – G – <text:span text:style-name="T6">B</text:span> – <text:span text:style-name="T6">T</text:span> – <text:span text:style-name="T6">T</text:span></text:p>
            <text:p text:style-name="P18">R – G – G – T</text:p>
          </table:table-cell>
          <table:table-cell table:style-name="Tabelle2.A1" office:value-type="string">
            <text:p text:style-name="P18">R – G – B </text:p>
            <text:p text:style-name="P18">R – G – B – <text:span text:style-name="T6">R</text:span></text:p>
            <text:p text:style-name="P18">R – G – B – G</text:p>
            <text:p text:style-name="P18">R – G – B – G – <text:span text:style-name="T6">R</text:span> </text:p>
            <text:p text:style-name="P18">R – G – B – G – <text:span text:style-name="T6">G</text:span> </text:p>
            <text:p text:style-name="P18">R – G – B – G – B</text:p>
            <text:p text:style-name="P18">R – G – B – G – B – <text:span text:style-name="T6">R</text:span></text:p>
            <text:p text:style-name="P15"><text:span text:style-name="T5">R – G – B – G – B – </text:span><text:span text:style-name="T7">G</text:span></text:p>
            <text:p text:style-name="P18">R – G – B – G – B – <text:span text:style-name="T6">B</text:span></text:p>
            <text:p text:style-name="P18">R – G – B – G – B – T <text:s text:c="2"/>→<text:span text:style-name="T21"> <text:s/></text:span>Lösung gefunden</text:p>
          </table:table-cell>
        </table:table-row>
      </table:table>
      <text:p text:style-name="P18">… (geht auch nicht, weil es egal ist, ob 4. B oder T ist) …</text:p>
      <text:p text:style-name="P17"/>
      <text:p text:style-name="P17"/>
      <text:p text:style-name="P17"/>
      <text:p text:style-name="P22"/>
      <text:p text:style-name="P19"/>
      <text:p text:style-name="P20"/>
      <text:p text:style-name="P20"/>
      <text:p text:style-name="P20"><draw:frame text:anchor-type="paragraph" draw:z-index="0" draw:name="Form1" draw:style-name="gr1" draw:text-style-name="P26" svg:width="1.795cm" svg:height="0.63cm" svg:x="15.196cm" svg:y="0.339cm"><draw:image xlink:href="Pictures/10000000000000580000001F84D8045FF773DCF2.png" xlink:type="simple" xlink:show="embed" xlink:actuate="onLoad" draw:mime-type="image/png"><text:p/></draw:image></draw:frame></text:p>
      <text:p text:style-name="P21"><text:span text:style-name="T16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14">pothmann.de</text:span></text:a><text:span text:style-name="T14">, </text:span><text:span text:style-name="T15">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0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a9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55471353456">
            <table:table-cell table:style-name="Tabelle1.A1" office:value-type="string">
              <text:p text:style-name="MP1"><text:span text:style-name="MT1">Backtracking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2:59.801000000</dc:date>
    <meta:editing-duration>PT8H55M35S</meta:editing-duration>
    <meta:editing-cycles>80</meta:editing-cycles>
    <meta:generator>LibreOffice/7.3.3.2$Windows_X86_64 LibreOffice_project/d1d0ea68f081ee2800a922cac8f79445e4603348</meta:generator>
    <meta:document-statistic meta:table-count="2" meta:image-count="0" meta:object-count="0" meta:page-count="2" meta:paragraph-count="71" meta:word-count="541" meta:character-count="2827" meta:non-whitespace-character-count="2165"/>
  </office:meta>
</office:document-meta>
</file>